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InlineClassUtil.unboxUnderlyingValueIfNeeded( InvocationOnMock invocation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otlinInlineClassUtil.unboxInlineClassIfPossible( Object boxe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otlinInlineClassUtil.isInlineClassWithAssignableUnderlyingType( Class &lt; ? &gt; inlineClass , Class &lt; ? &gt; underlying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